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1: Course Overview and Key Infrastructure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2: Tools for Reproducible Research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3: Coding in R: Variables, Control Flow, Packages, Function Cal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4: Single Table dplyr Verbs</text:p>
          </table:table-cell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9-23" calcext:value-type="date">
            <text:p>2025-09-23</text:p>
          </table:table-cell>
          <table:table-cell/>
          <table:table-cell office:value-type="string" calcext:value-type="string">
            <text:p>Classes Cancelled (Rosh Hashanah)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5: Multi-Table dplyr Verb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Conversion Day (Baruch on Monday Schedule following Columbus Day)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6: Plotting with ggplot2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7: Data Import and File System usage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8: Introduction to Web Technologies &amp; Web Scrap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9: Strings, Regular Expressions, and Text Process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0: Statistical Modeling in R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1: Interactive Tools for Data Analysi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9" calcext:value-type="date">
            <text:p>2025-12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8" calcext:value-type="date">
            <text:p>2025-08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Topic: Course Overview and Key Infrastructure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4" calcext:value-type="date">
            <text:p>2025-09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1" calcext:value-type="date">
            <text:p>2025-09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8" calcext:value-type="date">
            <text:p>2025-09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10-02" calcext:value-type="date">
            <text:p>2025-10-02</text:p>
          </table:table-cell>
          <table:table-cell/>
          <table:table-cell office:value-type="string" calcext:value-type="string">
            <text:p>Classes Cancelled (Yom Kippur)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16" calcext:value-type="date">
            <text:p>2025-10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Introduction to Web Technologies &amp; Web Scrap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3" calcext:value-type="date">
            <text:p>2025-11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Strings, Regular Expressions, and Text Process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atistical Modeling in R</text:p>
          </table:table-cell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1-27" calcext:value-type="date">
            <text:p>2025-11-27</text:p>
          </table:table-cell>
          <table:table-cell/>
          <table:table-cell office:value-type="string" calcext:value-type="string">
            <text:p>Classes Cancelled (Thanksgiving)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Interactive Tools for Data Analysi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Course Project Description Finalized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F40]+3" office:value-type="date" office:date-value="2025-09-15" calcext:value-type="date">
            <text:p>2025-09-15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F41]+7" office:value-type="date" office:date-value="2025-09-22" calcext:value-type="date">
            <text:p>2025-09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10-03" calcext:value-type="date">
            <text:p>2026-10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F44]+3" office:value-type="date" office:date-value="2026-10-06" calcext:value-type="date">
            <text:p>2026-10-06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F45]+7" office:value-type="date" office:date-value="2026-10-13" calcext:value-type="date">
            <text:p>2026-10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24" calcext:value-type="date">
            <text:p>2025-10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F48]+3" office:value-type="date" office:date-value="2025-10-27" calcext:value-type="date">
            <text:p>2025-10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F49]+7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07" calcext:value-type="date">
            <text:p>2025-11-0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F52]+3" office:value-type="date" office:date-value="2025-11-10" calcext:value-type="date">
            <text:p>2025-11-10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F53]+7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F56]+3" office:value-type="date" office:date-value="2025-11-24" calcext:value-type="date">
            <text:p>2025-11-24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F57]+7" office:value-type="date" office:date-value="2025-12-01" calcext:value-type="date">
            <text:p>2025-12-0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59]-1;[.$C$2:.$F$17]; 4)"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VLOOKUP([.C59];[.$C$18:.$F$33]; 4)-1" office:value-type="date" office:date-value="2025-09-03" calcext:value-type="date">
            <text:p>2025-09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61]-1;[.$C$2:.$F$17]; 4)"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VLOOKUP([.C61];[.$C$18:.$F$33]; 4)-1" office:value-type="date" office:date-value="2025-09-10" calcext:value-type="date">
            <text:p>2025-09-1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63]-1;[.$C$2:.$F$17]; 4)"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VLOOKUP([.C63];[.$C$18:.$F$33]; 4)-1" office:value-type="date" office:date-value="2025-09-17" calcext:value-type="date">
            <text:p>2025-09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65]-1;[.$C$2:.$F$17]; 4)"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VLOOKUP([.C65];[.$C$18:.$F$33]; 4)-1" office:value-type="date" office:date-value="2025-09-24" calcext:value-type="date">
            <text:p>2025-09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67]-1;[.$C$2:.$F$17]; 4)"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VLOOKUP([.C67];[.$C$18:.$F$33]; 4)-1" office:value-type="date" office:date-value="2025-10-15" calcext:value-type="date">
            <text:p>2025-10-15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69]-1;[.$C$2:.$F$17]; 4)"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VLOOKUP([.C69];[.$C$18:.$F$33]; 4)-1" office:value-type="date" office:date-value="2025-10-22" calcext:value-type="date">
            <text:p>2025-10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71]-1;[.$C$2:.$F$17]; 4)" office:value-type="date" office:date-value="2025-10-28" calcext:value-type="date">
            <text:p>2025-10-28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VLOOKUP([.C71];[.$C$18:.$F$33]; 4)-1" office:value-type="date" office:date-value="2025-10-29" calcext:value-type="date">
            <text:p>2025-10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73]-1;[.$C$2:.$F$17]; 4)" office:value-type="date" office:date-value="2025-11-11" calcext:value-type="date">
            <text:p>2025-11-1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VLOOKUP([.C73];[.$C$18:.$F$33]; 4)-1" office:value-type="date" office:date-value="2025-11-12" calcext:value-type="date">
            <text:p>2025-11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75]-1;[.$C$2:.$F$17]; 4)" office:value-type="date" office:date-value="2025-11-18" calcext:value-type="date">
            <text:p>2025-11-18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VLOOKUP([.C75];[.$C$18:.$F$33]; 4)-1" office:value-type="date" office:date-value="2025-11-19" calcext:value-type="date">
            <text:p>2025-11-1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VLOOKUP([.C77]-1;[.$C$2:.$F$17]; 4)" office:value-type="date" office:date-value="2025-11-25" calcext:value-type="date">
            <text:p>2025-11-25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VLOOKUP([.C77];[.$C$18:.$F$33]; 4)-1" office:value-type="date" office:date-value="2025-12-03" calcext:value-type="date">
            <text:p>2025-12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</table:table-row>
      </table:table>
      <table:named-expressions/>
      <table:database-ranges>
        <table:database-range table:name="__Anonymous_Sheet_DB__0" table:target-range-address="key_dates.A1:key_dates.H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3:28:14.78456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5:48:03.013280000</dc:date>
    <meta:editing-duration>PT2H11M34S</meta:editing-duration>
    <meta:editing-cycles>10</meta:editing-cycles>
    <meta:generator>LibreOffice/25.2.3.2$MacOSX_AARCH64 LibreOffice_project/bbb074479178df812d175f709636b368952c2ce3</meta:generator>
    <meta:document-statistic meta:table-count="1" meta:cell-count="513" meta:object-count="0"/>
  </office:meta>
</office:document-meta>
</file>